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4150e"/>
    </style:style>
    <style:style style:name="P2" style:family="paragraph" style:parent-style-name="Standard">
      <style:text-properties officeooo:rsid="0014150e" officeooo:paragraph-rsid="0014150e"/>
    </style:style>
    <style:style style:name="P3" style:family="paragraph" style:parent-style-name="Standard">
      <style:text-properties fo:color="#ffffff" loext:opacity="100%" fo:font-size="14pt" fo:font-weight="bold" fo:background-color="#00a933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fo:background-color="#ff0000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fo:background-color="#00a933" style:font-size-asian="14pt" style:font-weight-asian="bold" style:font-size-complex="14pt" style:font-weight-complex="bold"/>
    </style:style>
    <style:style style:name="T1" style:family="text">
      <style:text-properties fo:font-size="14pt" officeooo:rsid="001758f0" style:font-size-asian="14pt" style:font-size-complex="14pt"/>
    </style:style>
    <style:style style:name="T2" style:family="text">
      <style:text-properties fo:font-size="14pt" officeooo:rsid="0014150e" style:font-size-asian="14pt" style:font-size-complex="14pt"/>
    </style:style>
    <style:style style:name="T3" style:family="text">
      <style:text-properties fo:color="#ffffff" loext:opacity="100%" fo:font-size="14pt" officeooo:rsid="0014150e" fo:background-color="#158466" loext:char-shading-value="0" style:font-size-asian="14pt" style:font-size-complex="14pt"/>
    </style:style>
    <style:style style:name="T4" style:family="text">
      <style:text-properties fo:font-size="14pt" officeooo:rsid="0014150e" fo:background-color="#ff0000" loext:char-shading-value="0" style:font-size-asian="14pt" style:font-size-complex="14pt"/>
    </style:style>
    <style:style style:name="T5" style:family="text">
      <style:text-properties officeooo:rsid="001325e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icardo Cortés -</text:span><text:span text:style-name="T2"> Ejercicio, comprueba si son verdaderos o falso, </text:span><text:span text:style-name="T3">V = verde,</text:span><text:span text:style-name="T2"> </text:span><text:span text:style-name="T4">F= ROJO</text:span></text:p>
      <text:p text:style-name="P2"/>
      <text:p text:style-name="P3"><text:span text:style-name="T5">1.</text:span>La propiedad color define el color del texto.</text:p>
      <text:p text:style-name="P4"/>
      <text:p text:style-name="P5">2. background-color cambia el color del texto.</text:p>
      <text:p text:style-name="P4"><text:s/></text:p>
      <text:p text:style-name="P6">3. font-size controla el tamaño de la fuente.</text:p>
      <text:p text:style-name="P4"/>
      <text:p text:style-name="P5">4. margin agrega espacio dentro del elemento.</text:p>
      <text:p text:style-name="P4"/>
      <text:p text:style-name="P6">5. padding agrega espacio dentro del borde del elemento.</text:p>
      <text:p text:style-name="P4"/>
      <text:p text:style-name="P6">6. border se usa para agregar bordes a los elementos.</text:p>
      <text:p text:style-name="P4"/>
      <text:p text:style-name="P5">7. display: none oculta un elemento pero lo mantiene en el flujo del documento.</text:p>
      <text:p text:style-name="P4"/>
      <text:p text:style-name="P6">8. position: absolute posiciona el elemento respecto al contenedor padre.</text:p>
      <text:p text:style-name="P4"/>
      <text:p text:style-name="P6">9. z-index controla la profundidad de los elementos.</text:p>
      <text:p text:style-name="P4"/>
      <text:p text:style-name="P6">10. overflow: hidden permite que el contenido se desborde.</text:p>
      <text:p text:style-name="P4"/>
      <text:p text:style-name="P6">11. flexbox es una técnica de diseño en una dimensión.</text:p>
      <text:p text:style-name="P4"/>
      <text:p text:style-name="P6">12. text-align: center centra el texto horizontalmente.</text:p>
      <text:p text:style-name="P4"/>
      <text:p text:style-name="P6">13. opacity: 0 hace que el elemento sea invisible pero aún interactivo.</text:p>
      <text:p text:style-name="P4"/>
      <text:p text:style-name="P5">14. visibility: hidden elimina el elemento del flujo del documento.</text:p>
      <text:p text:style-name="P4"><text:s/></text:p>
      <text:p text:style-name="P6">15. box-sizing: border-box incluye el padding y el borde en el ancho total.</text:p>
      <text:p text:style-name="P4"/>
      <text:p text:style-name="P6">16. em y rem son unidades relativas.</text:p>
      <text:p text:style-name="P4"/>
      <text:p text:style-name="P5">17. :hover es una pseudo-clase que se activa al hacer clic.</text:p>
      <text:p text:style-name="P4"/>
      <text:p text:style-name="P6">18. !important se usa para dar prioridad a una regla CSS.</text:p>
      <text:p text:style-name="P4"/>
      <text:p text:style-name="P6">19. inherit es un valor que fuerza a un elemento a heredar el valor de su padre.</text:p>
      <text:p text:style-name="P4"/>
      <text:p text:style-name="P6">20. initial restablece una propiedad CSS a su valor por defecto del navegador.</text:p>
      <text:p text:style-name="P4"/>
      <text:p text:style-name="P4"/>
      <text:p text:style-name="P5"><text:soft-page-break/>21. line-height controla el grosor del texto.</text:p>
      <text:p text:style-name="P4"/>
      <text:p text:style-name="P6">22. text-transform: uppercase convierte el texto en mayúsculas.</text:p>
      <text:p text:style-name="P4"/>
      <text:p text:style-name="P6">23. cursor: pointer cambia el cursor a una mano al pasar sobre el elemento.</text:p>
      <text:p text:style-name="P4"/>
      <text:p text:style-name="P6">24. transition permite animar cambios en propiedades CSS.</text:p>
      <text:p text:style-name="P4"/>
      <text:p text:style-name="P6">25. transform: scale(2) reduce el tamaño del elemento.</text:p>
      <text:p text:style-name="P4"/>
      <text:p text:style-name="P6">26. position: fixed mantiene el elemento en su lugar incluso al hacer scroll.</text:p>
      <text:p text:style-name="P4"/>
      <text:p text:style-name="P6">27. rgba() permite definir colores con transparencia.</text:p>
      <text:p text:style-name="P4"/>
      <text:p text:style-name="P5">28. box-shadow se usa para agregar sombra a los textos.</text:p>
      <text:p text:style-name="P4"/>
      <text:p text:style-name="P6">29. media queries permiten aplicar estilos según el tamaño de pantalla.</text:p>
      <text:p text:style-name="P4"/>
      <text:p text:style-name="P4"/>
      <text:p text:style-name="P6">30. calc() permite realizar cálculos matemáticos en CS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officeooo:rsid="0014150e" officeooo:paragraph-rsid="0014150e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JERCICIO DE TEST VERDADERO O FALSO.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19T11:23:40.831846400</meta:creation-date>
    <dc:date>2025-08-19T12:32:32.548410800</dc:date>
    <meta:editing-duration>PT13M37S</meta:editing-duration>
    <meta:editing-cycles>4</meta:editing-cycles>
    <meta:generator>LibreOffice/25.2.4.3$Windows_X86_64 LibreOffice_project/33e196637044ead23f5c3226cde09b47731f7e27</meta:generator>
    <meta:document-statistic meta:table-count="0" meta:image-count="0" meta:object-count="0" meta:page-count="2" meta:paragraph-count="34" meta:word-count="316" meta:character-count="1913" meta:non-whitespace-character-count="1627"/>
  </office:meta>
</office:document-meta>
</file>